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harles D. Spivak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8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511 Spruce St./</text:p>
      <text:p text:style-name="P3">Rev Dr S Morais/</text:p>
      <text:p text:style-name="P3">546 N. 5th Str./</text:p>
      <text:p text:style-name="P3">Philad'a/</text:p>
      <text:p text:style-name="P3"/>
      <text:p text:style-name="P2">[Page 1]</text:p>
      <text:p text:style-name="P2">511 Spruce Street,/</text:p>
      <text:p text:style-name="P2">Philadelphia./</text:p>
      <text:p text:style-name="P3">April 28. '93/</text:p>
      <text:p text:style-name="P2">Rev. Dr S. Morais,/</text:p>
      <text:p text:style-name="P2"><text:tab/>Dear Doctor,/</text:p>
      <text:p text:style-name="P2"><text:tab/><text:tab/>Husick is doing well/ comparatively. <text:s/>I had a conversation with Dr/ Solis Cohen, and we have decided to allow/ him to work a little. <text:s/>I have made out/ a Roster for his daily work, and I can/ <text:soft-page-break/>allow him only 4 hours for active brain/ work. <text:s/>These 4 hours he needs for the prepa-/ration for the university, and for no other/ work. <text:s/>It is impossible for me to allow him to/ study more, notwithstanding his desire to continue/ to study Hebrew under your tuition. <text:s/>Please/ assure Husick that he will make up in/ Hebrew after he enters college./</text:p>
      <text:p text:style-name="P2"><text:tab/>Yours, Very Sincerely,/ Chas D. Spiva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03:50.92</meta:creation-date>
    <meta:document-statistic meta:table-count="0" meta:image-count="0" meta:object-count="0" meta:page-count="3" meta:paragraph-count="73" meta:word-count="300" meta:character-count="2006"/>
    <dc:date>2011-12-08T13:20:13.87</dc:date>
    <dc:creator>Penn Libraries</dc:creator>
    <meta:editing-duration>PT00H00M42S</meta:editing-duration>
    <meta:editing-cycles>1</meta:editing-cycles>
    <meta:generator>OpenOffice.org/3.2$Win32 OpenOffice.org_project/320m12$Build-9483</meta:generator>
  </office:meta>
</office:document-meta>
</file>